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113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3.861cm"/>
    </style:style>
    <style:style style:name="co14" style:family="table-column">
      <style:table-column-properties fo:break-before="auto" style:column-width="3.6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>
            <text:p>Data Rate</text:p>
          </table:table-cell>
          <table:table-cell office:value-type="string">
            <text:p>Latency</text:p>
          </table:table-cell>
          <table:table-cell office:value-type="string">
            <text:p>Chip area</text:p>
          </table:table-cell>
          <table:table-cell/>
          <table:table-cell office:value-type="string">
            <text:p>Engineering Effort</text:p>
          </table:table-cell>
          <table:table-cell office:value-type="string">
            <text:p>Scalability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Global BU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81">
            <text:p>3.81</text:p>
          </table:table-cell>
          <table:table-cell table:formula="of:=([.B2]*5 + [.C2]*2 + [.D2]*3 + [.F2]*2 + [.G2]*4)/(5+2+3+2+4)" office:value-type="float" office:value="3.8125">
            <text:p>3.8125</text:p>
          </table:table-cell>
        </table:table-row>
        <table:table-row table:style-name="ro1">
          <table:table-cell office:value-type="string">
            <text:p>P2P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.94">
            <text:p>5.94</text:p>
          </table:table-cell>
          <table:table-cell table:formula="of:=([.B3]*5 + [.C3]*2 + [.D3]*3 + [.F3]*2 + [.G3]*4)/(5+2+3+2+4)" office:value-type="float" office:value="5.9375">
            <text:p>5.9375</text:p>
          </table:table-cell>
        </table:table-row>
        <table:table-row table:style-name="ro1">
          <table:table-cell office:value-type="string">
            <text:p>Multibus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.13">
            <text:p>7.13</text:p>
          </table:table-cell>
          <table:table-cell table:formula="of:=([.B4]*5 + [.C4]*2 + [.D4]*3 + [.F4]*2 + [.G4]*4)/(5+2+3+2+4)" office:value-type="float" office:value="7.125">
            <text:p>7.125</text:p>
          </table:table-cell>
        </table:table-row>
        <table:table-row table:style-name="ro1">
          <table:table-cell office:value-type="string">
            <text:p>NoC</text:p>
          </table:table-cell>
          <table:table-cell table:number-columns-repeated="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.63">
            <text:p>7.63</text:p>
          </table:table-cell>
          <table:table-cell table:formula="of:=([.B5]*5 + [.C5]*2 + [.D5]*3 + [.F5]*2 + [.G5]*4)/(5+2+3+2+4)" office:value-type="float" office:value="7.625">
            <text:p>7.625</text:p>
          </table:table-cell>
        </table:table-row>
        <table:table-row table:style-name="ro1"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>
            <draw:frame table:end-cell-address="Sheet1.H31" table:end-x="0.572cm" table:end-y="0.153cm" draw:z-index="0" draw:style-name="gr1" svg:width="16.328cm" svg:height="9.232cm" svg:x="2.133cm" svg:y="0.22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Default"/>
        <table:table-row table:style-name="ro1">
          <table:table-cell/>
          <table:table-cell office:value-type="string">
            <text:p>Data Rate (5)</text:p>
          </table:table-cell>
          <table:table-cell office:value-type="string">
            <text:p>Latency (2)</text:p>
          </table:table-cell>
          <table:table-cell office:value-type="string">
            <text:p>Chip area (3)</text:p>
          </table:table-cell>
          <table:table-cell office:value-type="string">
            <text:p>Power consumption (2)</text:p>
          </table:table-cell>
          <table:table-cell office:value-type="string">
            <text:p>Configuration Effort (1)</text:p>
          </table:table-cell>
          <table:table-cell office:value-type="string">
            <text:p>Engineering Effort (2)</text:p>
          </table:table-cell>
          <table:table-cell/>
        </table:table-row>
        <table:table-row table:style-name="ro1">
          <table:table-cell office:value-type="string">
            <text:p>Global Bu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2P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edicated Bus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NoC</text:p>
          </table:table-cell>
          <table:table-cell table:number-columns-repeated="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>
            <text:p>Data Rate (5)</text:p>
          </table:table-cell>
          <table:table-cell office:value-type="string">
            <text:p>Latency (2)</text:p>
          </table:table-cell>
          <table:table-cell office:value-type="string">
            <text:p>Chip area (3)</text:p>
          </table:table-cell>
          <table:table-cell office:value-type="string">
            <text:p>Power consumption (2)</text:p>
          </table:table-cell>
          <table:table-cell office:value-type="string">
            <text:p>Configuration Effort (1)</text:p>
          </table:table-cell>
          <table:table-cell office:value-type="string">
            <text:p>Engineering Effort (2)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Global Bus</text:p>
          </table:table-cell>
          <table:table-cell table:formula="of:=SUM([.B2]*5)" office:value-type="float" office:value="5">
            <text:p>5</text:p>
          </table:table-cell>
          <table:table-cell table:formula="of:=SUM([.C2]*2)" office:value-type="float" office:value="2">
            <text:p>2</text:p>
          </table:table-cell>
          <table:table-cell table:formula="of:=SUM([.D2]*3)" office:value-type="float" office:value="30">
            <text:p>30</text:p>
          </table:table-cell>
          <table:table-cell table:formula="of:=SUM([.E2]*2)" office:value-type="float" office:value="18">
            <text:p>18</text:p>
          </table:table-cell>
          <table:table-cell table:formula="of:=SUM([.F2]*1)" office:value-type="float" office:value="8">
            <text:p>8</text:p>
          </table:table-cell>
          <table:table-cell table:formula="of:=SUM([.G2]*2)" office:value-type="float" office:value="20">
            <text:p>20</text:p>
          </table:table-cell>
          <table:table-cell table:style-name="ce1" table:formula="of:=SUM([.B8:.G8])" office:value-type="float" office:value="83">
            <text:p>83</text:p>
          </table:table-cell>
        </table:table-row>
        <table:table-row table:style-name="ro1">
          <table:table-cell office:value-type="string">
            <text:p>P2P</text:p>
          </table:table-cell>
          <table:table-cell table:formula="of:=SUM([.B3]*5)" office:value-type="float" office:value="50">
            <text:p>50</text:p>
          </table:table-cell>
          <table:table-cell table:formula="of:=SUM([.C3]*2)" office:value-type="float" office:value="20">
            <text:p>20</text:p>
          </table:table-cell>
          <table:table-cell table:formula="of:=SUM([.D3]*3)" office:value-type="float" office:value="3">
            <text:p>3</text:p>
          </table:table-cell>
          <table:table-cell table:formula="of:=SUM([.E3]*2)" office:value-type="float" office:value="2">
            <text:p>2</text:p>
          </table:table-cell>
          <table:table-cell table:formula="of:=SUM([.F3]*1)" office:value-type="float" office:value="2">
            <text:p>2</text:p>
          </table:table-cell>
          <table:table-cell table:formula="of:=SUM([.G3]*2)" office:value-type="float" office:value="10">
            <text:p>10</text:p>
          </table:table-cell>
          <table:table-cell table:style-name="ce1" table:formula="of:=SUM([.B9:.G9])" office:value-type="float" office:value="87">
            <text:p>87</text:p>
          </table:table-cell>
        </table:table-row>
        <table:table-row table:style-name="ro1">
          <table:table-cell office:value-type="string">
            <text:p>Dedicated Bus</text:p>
          </table:table-cell>
          <table:table-cell table:formula="of:=SUM([.B4]*5)" office:value-type="float" office:value="45">
            <text:p>45</text:p>
          </table:table-cell>
          <table:table-cell table:formula="of:=SUM([.C4]*2)" office:value-type="float" office:value="18">
            <text:p>18</text:p>
          </table:table-cell>
          <table:table-cell table:formula="of:=SUM([.D4]*3)" office:value-type="float" office:value="15">
            <text:p>15</text:p>
          </table:table-cell>
          <table:table-cell table:formula="of:=SUM([.E4]*2)" office:value-type="float" office:value="12">
            <text:p>12</text:p>
          </table:table-cell>
          <table:table-cell table:formula="of:=SUM([.F4]*1)" office:value-type="float" office:value="5">
            <text:p>5</text:p>
          </table:table-cell>
          <table:table-cell table:formula="of:=SUM([.G4]*2)" office:value-type="float" office:value="8">
            <text:p>8</text:p>
          </table:table-cell>
          <table:table-cell table:style-name="ce1" table:formula="of:=SUM([.B10:.G10])" office:value-type="float" office:value="103">
            <text:p>103</text:p>
          </table:table-cell>
        </table:table-row>
        <table:table-row table:style-name="ro1">
          <table:table-cell office:value-type="string">
            <text:p>NoC</text:p>
          </table:table-cell>
          <table:table-cell table:formula="of:=SUM([.B5]*5)" office:value-type="float" office:value="40">
            <text:p>40</text:p>
          </table:table-cell>
          <table:table-cell table:formula="of:=SUM([.C5]*2)" office:value-type="float" office:value="16">
            <text:p>16</text:p>
          </table:table-cell>
          <table:table-cell table:formula="of:=SUM([.D5]*3)" office:value-type="float" office:value="24">
            <text:p>24</text:p>
          </table:table-cell>
          <table:table-cell table:formula="of:=SUM([.E5]*2)" office:value-type="float" office:value="14">
            <text:p>14</text:p>
          </table:table-cell>
          <table:table-cell table:formula="of:=SUM([.F5]*1)" office:value-type="float" office:value="8">
            <text:p>8</text:p>
          </table:table-cell>
          <table:table-cell table:formula="of:=SUM([.G5]*2)" office:value-type="float" office:value="2">
            <text:p>2</text:p>
          </table:table-cell>
          <table:table-cell table:style-name="ce1" table:formula="of:=SUM([.B11:.G11])" office:value-type="float" office:value="104">
            <text:p>104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22.05.2012</text:date>, <text:time>02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22T13:11:28</meta:creation-date>
    <meta:printed-by>TIK User</meta:printed-by>
    <meta:print-date>2011-12-22T13:37:47</meta:print-date>
    <dc:date>2012-05-22T02:45:22</dc:date>
    <dc:creator>Richard Huber</dc:creator>
    <meta:editing-duration>PT9H50M58S</meta:editing-duration>
    <meta:editing-cycles>3</meta:editing-cycles>
    <meta:generator>OpenOffice.org/3.3$Unix OpenOffice.org_project/330m20$Build-9567</meta:generator>
    <meta:document-statistic meta:table-count="3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10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MU Serif'" style:font-style-name="Roman" style:font-family-generic="roman" fo:font-size="8pt" style:font-size-asian="8pt" style:font-size-complex="8pt"/>
    </style:style>
    <style:style style:name="ch5" style:family="chart">
      <style:chart-properties style:rotation-angle="0"/>
      <style:text-properties fo:font-family="'CMU Serif'" style:font-style-name="Roman" style:font-family-generic="roman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" chart:interval-major="2" chart:interval-minor-divisor="2" chart:reverse-direction="false" text:line-break="false" chart:link-data-style-to-source="false" chart:axis-position="1"/>
      <style:graphic-properties svg:stroke-color="#b3b3b3"/>
      <style:text-properties fo:font-family="'CMU Serif'" style:font-style-name="Roman" style:font-family-generic="roman" fo:font-size="8pt" style:font-size-asian="8pt" style:font-size-complex="8pt"/>
    </style:style>
    <style:style style:name="ch7" style:family="chart">
      <style:chart-properties style:rotation-angle="90"/>
      <style:text-properties fo:font-family="'CMU Serif'" style:font-style-name="Roman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ffff"/>
      <style:text-properties fo:font-family="'CMU Serif'" style:font-style-name="Roman" style:font-family-generic="roman" fo:font-size="6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e6e6e6"/>
      <style:text-properties fo:font-family="'CMU Serif'" style:font-style-name="Roman" style:font-family-generic="roman" fo:font-size="6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cccccc"/>
      <style:text-properties fo:font-family="'CMU Serif'" style:font-style-name="Roman" style:font-family-generic="roman" fo:font-size="6pt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b3b3b3"/>
      <style:text-properties fo:font-family="'CMU Serif'" style:font-style-name="Roman" style:font-family-generic="roman"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29cm" svg:height="9.233cm" xlink:href="." xlink:type="simple" chart:class="chart:bar" chart:style-name="ch1">
        <chart:legend chart:legend-position="end" svg:x="0.149cm" svg:y="0.119cm" chart:style-name="ch2"/>
        <chart:plot-area chart:style-name="ch3" chart:data-source-has-labels="both" svg:x="0.32cm" svg:y="2.453cm" svg:width="15.849cm" svg:height="6.01cm">
          <chartooo:coordinate-region svg:x="0.847cm" svg:y="2.633cm" svg:width="15.322cm" svg:height="5.221cm"/>
          <chart:axis chart:dimension="x" chart:name="primary-x" chart:style-name="ch4">
            <chart:title svg:x="6.648cm" svg:y="8.519cm" chart:style-name="ch5">
              <text:p>Design Goal (Weight)</text:p>
            </chart:title>
            <chart:categories table:cell-range-address="local-table.$B$1:.$G$1"/>
          </chart:axis>
          <chart:axis chart:dimension="y" chart:name="primary-y" chart:style-name="ch6">
            <chart:title svg:x="-0.061cm" svg:y="6.109cm" chart:style-name="ch7">
              <text:p>Grade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series chart:style-name="ch11" chart:values-cell-range-address="local-table.$B$4:.$G$4" chart:label-cell-address="local-table.$A$4" chart:class="chart:bar">
            <chart:data-point chart:repeated="6"/>
          </chart:series>
          <chart:series chart:style-name="ch12" chart:values-cell-range-address="local-table.$B$5:.$G$5" chart:label-cell-address="local-table.$A$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ate (5)</text:p>
              </table:table-cell>
              <table:table-cell office:value-type="string">
                <text:p>Latency (2)</text:p>
              </table:table-cell>
              <table:table-cell office:value-type="string">
                <text:p>Chip area (3)</text:p>
              </table:table-cell>
              <table:table-cell office:value-type="string">
                <text:p>Engineering Effort (2)</text:p>
              </table:table-cell>
              <table:table-cell office:value-type="string">
                <text:p>Scalability (4)</text:p>
              </table:table-cell>
              <table:table-cell office:value-type="string">
                <text:p>Weighted Average</text:p>
              </table:table-cell>
            </table:table-row>
          </table:table-header-rows>
          <table:table-rows>
            <table:table-row>
              <table:table-cell office:value-type="string">
                <text:p>Global BU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P2P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Multibus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NoC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">
                <text:p>7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